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background-color="#FFFFFF"/>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Policepardéfaut" style:family="text">
      <style:text-properties style:text-position="super 63.6%"/>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office:automatic-styles>
  <office:body>
    <office:text text:use-soft-page-breaks="true">
      <text:p text:style-name="P1">Théo PICHON</text:p>
      <text:p text:style-name="Standard">29 rue du Petit Treuil</text:p>
      <text:p text:style-name="Standard">87100 LIMOGES</text:p>
      <text:p text:style-name="Standard">06 15 17 14 94</text:p>
      <text:p text:style-name="Standard"><text:a xlink:href="mailto:theo.pichon@etu.unilim.fr" office:target-frame-name="_top" xlink:show="replace"><text:span text:style-name="Lienhypertexte">theo.pichon@etu.unilim.fr</text:span></text:a></text:p>
      <text:p text:style-name="Standard"><text:tab/><text:tab/><text:tab/><text:tab/><text:tab/><text:tab/><text:tab/><text:tab/>Louis Moreau<text:span text:style-name="T2">, ICOHUP</text:span></text:p>
      <text:p text:style-name="Standard"><text:tab/><text:tab/><text:tab/><text:tab/><text:tab/><text:tab/><text:tab/><text:tab/>13 rue gemini</text:p>
      <text:p text:style-name="Standard"><text:tab/><text:tab/><text:tab/><text:tab/><text:tab/><text:tab/><text:tab/><text:tab/>87280 LIMOGES</text:p>
      <text:p text:style-name="Standard"/>
      <text:p text:style-name="Standard"/>
      <text:p text:style-name="Standard"><text:tab/><text:tab/><text:tab/><text:tab/><text:tab/><text:tab/><text:tab/><text:tab/><text:tab/>A Limoges, le<text:s/>06/12/2018</text:p>
      <text:p text:style-name="Standard"/>
      <text:p text:style-name="Standard">Objet : <text:s/>Stage en développement embarqué</text:p>
      <text:p text:style-name="P3">Monsieur,</text:p>
      <text:p text:style-name="P4">Actuellement en 2<text:span text:style-name="T5">ème</text:span><text:s/>année du Diplôme Universitaire de Technologie Informatique à l’institut Universitaire de Technologie du Limousin à Limoges, je souhaite réaliser un stage conventionné d’une<text:s/>durée de 10 semaines dans votre entreprise à compter du 01/04/2019 au 07/06/2019.</text:p>
      <text:p text:style-name="P6">En effet, vous intervenez dans le secteur d’activité qui me passionne, les nouvelles technologies. Votre entreprise est réputée pour vos instruments de mesures connectés. C’est pourquoi je souhaiterais intégrer votre structure en tant que stagiaire pour participer au développement de ces derniers et ainsi contribuer à une meilleure expérience des utilisateurs.</text:p>
      <text:p text:style-name="P7">Depuis ma première année d'IUT, j’ai pu acquérir et améliorer certaines compétences comme le travail en équipe, lors d’un projet tutoré, ou encore la polyvalence et les bonnes méthodes de production informatiques lors de divers projets réalisés durant mon diplôme.</text:p>
      <text:p text:style-name="P8"><text:s/>Ce stage me permettra d'apprendre à mettre en pratique et en service les connaissances et compétences que j’ai acquises à l'IUT. Il développera également mon expérience professionnelle et me permettra d’acquérir les standards de développement qui sont propre à votre entreprise.</text:p>
      <text:p text:style-name="P9">Je reste à votre disposition pour<text:s/>un entretien que vous voudrez bien m'accorder.</text:p>
      <text:p text:style-name="P10">Je vous prie d’agréer, Monsieur, l’expression de mes salutations respectueuses.</text:p>
      <text:p text:style-name="Standard"/>
      <text:p text:style-name="Standard"><text:tab/><text:tab/><text:tab/><text:tab/><text:tab/><text:tab/><text:tab/><text:tab/><text:tab/><text:tab/></text:p>
      <text:p text:style-name="Standard"><text:tab/><text:tab/><text:tab/><text:tab/><text:tab/><text:tab/><text:tab/><text:tab/><text:tab/>Théo PICH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heo Pichon</meta:initial-creator>
    <dc:creator>Theo Pichon</dc:creator>
    <meta:creation-date>2018-12-06T15:36:00Z</meta:creation-date>
    <dc:date>2018-12-07T10:12:00Z</dc:date>
    <meta:print-date>2018-10-30T15:07:00Z</meta:print-date>
    <meta:template xlink:href="Normal" xlink:type="simple"/>
    <meta:editing-cycles>4</meta:editing-cycles>
    <meta:editing-duration>PT650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58" meta:character-count="1677" meta:row-count="11" meta:non-whitespace-character-count="1422"/>
  </office:meta>
</office:document-meta>
</file>